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Nimbus Sans L" fo:font-size="16pt" fo:language="en" fo:country="GB" fo:font-weight="bold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fo:color="#000000" style:font-name="Nimbus Sans L" fo:font-size="14pt" fo:language="en" fo:country="US" fo:font-weight="bold"/>
    </style:style>
    <style:style style:family="text" style:name="T4" style:display-name="T4">
      <style:text-properties fo:color="#000000" style:font-name="Liberation Serif" fo:font-size="12pt" fo:language="en" fo:country="US" fo:font-weight="normal"/>
    </style:style>
    <style:style style:family="text" style:name="T5" style:display-name="T5">
      <style:text-properties fo:color="#000000" style:font-name="Nimbus Sans L" fo:font-size="14pt" fo:language="en" fo:country="GB" fo:font-weight="bold"/>
    </style:style>
    <style:style style:family="text" style:name="T6" style:display-name="T6">
      <style:text-properties fo:color="#000000" style:font-name="Times New Roman" fo:font-size="12pt" fo:language="en" fo:country="US" fo:font-weight="normal"/>
    </style:style>
    <style:style style:family="text" style:name="T7" style:display-name="T7">
      <style:text-properties fo:color="#000000" style:font-name="DejaVu Sans Mono" fo:font-size="10pt" fo:language="en" fo:country="GB" fo:font-weight="normal"/>
    </style:style>
    <style:style style:family="paragraph" style:name="P10" style:display-name="P10" style:parent-style-name="Text-body">
      <style:paragraph-properties fo:text-align="left" fo:text-indent="0.0000in" fo:line-height="100%" fo:margin-left="0.0000in" fo:margin-right="0.0000in" style:writing-mode="lr"/>
      <style:text-properties fo:color="#000000" style:font-name="Nimbus Sans L" fo:font-size="14pt" fo:language="en" fo:country="GB" fo:font-weight="bold"/>
    </style:style>
    <style:style style:family="paragraph" style:name="P11" style:display-name="P11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DejaVu Sans Mono" fo:font-size="10pt" fo:language="en" fo:country="US" fo:font-weight="normal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1958in" style:writing-mode="lr"/>
      <style:text-properties fo:color="#000000" style:font-name="DejaVu Sans Mono" fo:font-size="10pt" fo:language="en" fo:country="US" fo:font-weight="normal"/>
    </style:style>
    <style:style style:family="paragraph" style:name="P13" style:display-name="P13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</style:style>
    <style:style style:family="paragraph" style:name="P1" style:display-name="P1" style:parent-style-name="Heading-1">
      <style:paragraph-properties fo:text-align="justify"/>
      <style:text-properties fo:color="#000000" style:font-name="Nimbus Sans L" fo:font-size="16pt" fo:language="en" fo:country="GB" fo:font-weight="bold"/>
    </style:style>
    <style:style style:family="paragraph" style:name="P2" style:display-name="P2" style:parent-style-name="Normal">
      <style:paragraph-properties fo:text-align="justify" fo:text-indent="0.0000in" fo:line-height="100%" fo:margin-left="0.0000in" fo:margin-right="0.0000in" fo:margin-top="0.0000in" fo:margin-bottom="0.0000in" style:writing-mode="lr" fo:border-bottom="0.013194in solid #000000"/>
      <style:text-properties fo:color="#000000" style:font-name="Times New Roman" fo:font-size="12pt" fo:language="en" fo:country="GB" fo:font-weight="normal"/>
    </style:style>
    <style:style style:family="paragraph" style:name="P3" style:display-name="P3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GB" fo:font-weight="normal"/>
    </style:style>
    <style:style style:family="paragraph" style:name="P4" style:display-name="P4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US" fo:font-weight="bold"/>
    </style:style>
    <style:style style:family="paragraph" style:name="P5" style:display-name="P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7" style:display-name="P7" style:parent-style-name="Text-body">
      <style:paragraph-properties fo:text-align="left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8" style:display-name="P8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9" style:display-name="P9" style:parent-style-name="Heading-3">
      <style:paragraph-properties fo:text-align="left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16" style:display-name="P16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4" style:display-name="P14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5" style:display-name="P1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SEP #108: resize_matrix() hypermatrices, polynomials and custom padding supports</text:span></text:p>
        <text:p text:style-name="P2"/>
        <text:p text:style-name="P3"/>
        <text:p text:style-name="P3"><text:span text:style-name="T2">Version: 1.0</text:span></text:p>
        <text:p text:style-name="P3"><text:span text:style-name="T2">Author: Samuel Gougeon</text:span></text:p>
        <text:p text:style-name="P3"><text:span text:style-name="T2">Review:</text:span></text:p>
        <text:p text:style-name="P3"><text:span text:style-name="T2">Commented:</text:span></text:p>
        <text:p text:style-name="P3"><text:span text:style-name="T2">State: Prototype</text:span></text:p>
        <text:p text:style-name="P3"><text:span text:style-name="T2">Scilab-Version: Scilab 5.5.0</text:span></text:p>
        <text:p text:style-name="P3"><text:span text:style-name="T2">Vote: No</text:span></text:p>
        <text:p text:style-name="P3"><text:span text:style-name="T2">Created: Sept 23th, 2013</text:span></text:p>
        <text:p text:style-name="P2"/>
        <text:p text:style-name="P3"/>
        <text:p text:style-name="P4"><text:span text:style-name="T3">Abstract</text:span></text:p>
        <text:p text:style-name="P5"><text:span text:style-name="T4">The aim of this SEP is to motivate the handling of hypermatrices in the resize_matrix() function, as well as the polynomials custom padding supports.</text:span></text:p>
        <text:p text:style-name="P5"><text:span text:style-name="T4">The custom padding implies a new input argument “padding”.</text:span></text:p>
        <text:p text:style-name="P5"/>
        <text:p text:style-name="P6"><text:span text:style-name="T5">Rationale</text:span></text:p>
        <text:p text:style-name="P7"><text:span text:style-name="T2">Presently, t</text:span>he resize_matrix() function does not support hypermatrices nor polynomials and the padding only has a default value.<text:span text:style-name="T2"> The user can now pass a hypermatrix or polynomial as first argument and use the new optional input argument “padding” to chose the value of the added elements, when the argument matrix/hypermatrix is to be enlarged.</text:span></text:p>
        <text:p text:style-name="P8"/>
        <text:p text:style-name="P9"><text:span text:style-name="T5">Calling Sequences</text:span></text:p>
        <text:p text:style-name="P10"><text:span text:style-name="T6">The available calling sequence becomes:﻿</text:span></text:p>
        <text:p text:style-name="P11"/>
        <text:p text:style-name="P11">resMat = resize_matrix(mat, nbRow, nbCol [,nbLay] [,typeOfMat])</text:p>
        <text:p text:style-name="P12"/>
        <text:p text:style-name="P13"><text:span text:style-name="T5">Example Usage</text:span></text:p>
        <text:p text:style-name="P14"/>
        <text:p text:style-name="P14">// Convert a number matrix into a string hypermatrix</text:p>
        <text:p text:style-name="P14">myMat = [</text:p>
        <text:p text:style-name="P14">0.6029980 <text:s text:c="3"/>4.2470508 <text:s text:c="3"/>3.2442814 <text:s text:c="3"/>3.7427533</text:p>
        <text:p text:style-name="P14">1.4276821 <text:s text:c="3"/>2.6285304 <text:s text:c="3"/>4.9615955 <text:s text:c="3"/>2.0520295</text:p>
        <text:p text:style-name="P14">4.3037573 <text:s text:c="3"/>4.9656049 <text:s text:c="3"/>0.2502099 <text:s text:c="3"/>3.0422632 ]</text:p>
        <text:p text:style-name="P14">myHyperMatString = resize_matrix( myMat, 3, 3, 2, “string”)</text:p>
        <text:p text:style-name="P14"/>
        <text:p text:style-name="P13"><text:span text:style-name="T5">Changelog</text:span></text:p>
        <text:p text:style-name="P15"><text:span text:style-name="T2"><text:tab/></text:span><text:span text:style-name="T7">1.0 – Paul Bignier - Initial Version </text:span></text:p>
        <text:p text:style-name="P13"><text:span text:style-name="T5">Copyright</text:span></text:p>
        <text:p text:style-name="P16"><text:span text:style-name="T2"><text:tab/>This document has been placed under the license CeCILL-B.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Mono" svg:font-family="DejaVu Sans Mono"/>
    <style:font-face style:name="Nimbus Roman No9 L" svg:font-family="Nimbus Roman No9 L"/>
    <style:font-face style:name="Nimbus Sans L" svg:font-family="Nimbus Sans L"/>
    <style:font-face style:name="Courier New" svg:font-family="Courier New"/>
    <style:font-face style:name="StarSymbol" svg:font-family="StarSymbo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Teletype-text-text-text-text-text-text-text-text-text-text-text-text" style:display-name="Teletype_text_text_text_text_text_text_text_text_text_text_text_text" style:next-style-name="Teletype-text-text-text-text-text-text-text-text-text-text-text-text">
      <style:text-properties style:font-name="DejaVu Sans Mono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StarSymbol" fo:font-size="9pt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OpenSymbol"/>
    </style:style>
    <style:style style:family="text" style:name="Source-Text-text-text-text-text-text-text-text" style:display-name="Source Text_text_text_text_text_text_text_text" style:next-style-name="Source-Text-text-text-text-text-text-text-text">
      <style:text-properties style:font-name="Courier New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